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edIndexInput.setBufferSize( int newSiz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ufferedIndexInpu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fferedIndexInput.refil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ufferedIndexInput.BufferedIndexInput(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fferedIndexInput.seek( long 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fferedIndexInput.readBytes( byte [ ] b , int offse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edIndexInput.readBytes( byte [ ] b , int offset , int len , boolean useBuff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ufferedIndexInput.checkBufferSize( int buffer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fferedIndexInput.get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edIndexInput.newBuffer( byte [ ] new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edIndexInput.BufferedIndex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IndexInput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IndexInput.readBy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